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70000016CDD8236AD020BDBEA.png" manifest:media-type="image/png"/>
  <manifest:file-entry manifest:full-path="Pictures/10000000000001AB0000017CC572ABDB093C7796.png" manifest:media-type="image/png"/>
  <manifest:file-entry manifest:full-path="Pictures/100000000000008E000000DE18DC027D4AE1753A.png" manifest:media-type="image/png"/>
  <manifest:file-entry manifest:full-path="Pictures/10000000000000E1000000E19A22EE9B90342135.png" manifest:media-type="image/png"/>
  <manifest:file-entry manifest:full-path="Pictures/10000000000000E1000000E193ACACF9994874F1.png" manifest:media-type="image/png"/>
  <manifest:file-entry manifest:full-path="Pictures/10000000000001C20000016BCDB1F59D9AC20396.png" manifest:media-type="image/png"/>
  <manifest:file-entry manifest:full-path="Pictures/10000000000001DC0000017C119EE25DD4BD1858.png" manifest:media-type="image/png"/>
  <manifest:file-entry manifest:full-path="Pictures/1000000000000102000000E87916A542F9DFBD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65cm, 1.604cm, 1.687cm, 1.348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42cm" svg:height="2.645cm" svg:x="10.123cm" svg:y="3.435cm">
          <draw:image xlink:href="Pictures/1000000000000102000000E87916A542F9DFBD9A.png" xlink:type="simple" xlink:show="embed" xlink:actuate="onLoad" draw:mime-type="image/png">
            <text:p/>
          </draw:image>
        </draw:frame>
        <draw:frame draw:style-name="gr1" draw:text-style-name="P1" draw:layer="layout" svg:width="6.033cm" svg:height="4.816cm" svg:x="2.587cm" svg:y="2.534cm">
          <draw:image xlink:href="Pictures/10000000000001DC0000017C119EE25DD4BD1858.png" xlink:type="simple" xlink:show="embed" xlink:actuate="onLoad" draw:mime-type="image/png">
            <text:p/>
          </draw:image>
        </draw:frame>
        <draw:frame draw:style-name="gr1" draw:text-style-name="P1" draw:layer="layout" svg:width="7.782cm" svg:height="6.277cm" svg:x="1.317cm" svg:y="7.423cm">
          <draw:image xlink:href="Pictures/10000000000001C20000016BCDB1F59D9AC20396.png" xlink:type="simple" xlink:show="embed" xlink:actuate="onLoad" draw:mime-type="image/png">
            <text:p/>
          </draw:image>
        </draw:frame>
        <draw:frame draw:style-name="gr2" draw:text-style-name="P1" draw:layer="layout" svg:width="7.113cm" svg:height="5.929cm" svg:x="11.477cm" svg:y="7.667cm">
          <draw:image xlink:href="Pictures/10000000000000E1000000E193ACACF9994874F1.png" xlink:type="simple" xlink:show="embed" xlink:actuate="onLoad" draw:mime-type="image/png">
            <text:p/>
          </draw:image>
        </draw:frame>
        <draw:frame draw:style-name="gr1" draw:text-style-name="P1" draw:layer="layout" svg:width="3.175cm" svg:height="4.965cm" svg:x="2.27cm" svg:y="16.875cm">
          <draw:image xlink:href="Pictures/100000000000008E000000DE18DC027D4AE1753A.png" xlink:type="simple" xlink:show="embed" xlink:actuate="onLoad" draw:mime-type="image/png">
            <text:p/>
          </draw:image>
        </draw:frame>
        <draw:frame draw:style-name="gr1" draw:text-style-name="P1" draw:layer="layout" svg:width="6.667cm" svg:height="5.963cm" svg:x="6.08cm" svg:y="16.24cm">
          <draw:image xlink:href="Pictures/10000000000001970000016CDD8236AD020BDBEA.png" xlink:type="simple" xlink:show="embed" xlink:actuate="onLoad" draw:mime-type="image/png">
            <text:p/>
          </draw:image>
        </draw:frame>
        <draw:frame draw:style-name="gr1" draw:text-style-name="P1" draw:layer="layout" svg:width="5.398cm" svg:height="4.804cm" svg:x="12.747cm" svg:y="16.875cm">
          <draw:image xlink:href="Pictures/10000000000001AB0000017CC572ABDB093C7796.png" xlink:type="simple" xlink:show="embed" xlink:actuate="onLoad" draw:mime-type="image/png">
            <text:p/>
          </draw:image>
        </draw:frame>
        <draw:frame draw:style-name="gr3" draw:text-style-name="P1" draw:layer="layout" svg:width="4.228cm" svg:height="4.228cm" svg:x="2.804cm" svg:y="23.124cm">
          <draw:image xlink:href="Pictures/10000000000000E1000000E19A22EE9B903421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3:41:02.188792545</meta:creation-date>
    <meta:editing-duration>PT27M1S</meta:editing-duration>
    <meta:editing-cycles>2</meta:editing-cycles>
    <meta:generator>LibreOffice/7.3.7.2$Linux_X86_64 LibreOffice_project/30$Build-2</meta:generator>
    <dc:date>2023-04-30T14:18:06.958756426</dc:date>
    <meta:document-statistic meta:object-count="8"/>
  </office:meta>
</office:document-meta>
</file>